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961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Internet-in-a-Box Inventory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5-02">
            <text:p>05/02/13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Status/Version</text:p>
          </table:table-cell>
          <table:table-cell table:style-name="ce1" office:value-type="string">
            <text:p>Location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Installed 20130501</text:p>
          </table:table-cell>
          <table:table-cell office:value-type="string">
            <text:p>Deployed Women's Shelter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GoFlex Home</text:p>
          </table:table-cell>
          <table:table-cell office:value-type="string">
            <text:p>blinq (used)</text:p>
          </table:table-cell>
          <table:table-cell office:value-type="string">
            <text:p>Installed 20130501</text:p>
          </table:table-cell>
          <table:table-cell office:value-type="string">
            <text:p>Deployed Sierra Leone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Installed 20130501</text:p>
          </table:table-cell>
          <table:table-cell office:value-type="string">
            <text:p>Deployed to Pakistan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GoFlex Home</text:p>
          </table:table-cell>
          <table:table-cell office:value-type="string">
            <text:p>blinq (used)</text:p>
          </table:table-cell>
          <table:table-cell office:value-type="string">
            <text:p>Factory Reset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Dateset 20130811 rsync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1001">
            <text:p>1001</text:p>
          </table:table-cell>
          <table:table-cell office:value-type="string">
            <text:p>GoFlex Satellite</text:p>
          </table:table-cell>
          <table:table-cell office:value-type="string">
            <text:p>Newegg</text:p>
          </table:table-cell>
          <table:table-cell/>
          <table:table-cell office:value-type="string">
            <text:p>Given to Mike Brown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GoFlex Satellite</text:p>
          </table:table-cell>
          <table:table-cell office:value-type="string">
            <text:p>Newegg</text:p>
          </table:table-cell>
          <table:table-cell/>
          <table:table-cell office:value-type="string">
            <text:p>Braddock</text:p>
          </table:table-cell>
        </table:table-row>
        <table:table-row table:style-name="ro4">
          <table:table-cell office:value-type="float" office:value="1002">
            <text:p>1002</text:p>
          </table:table-cell>
          <table:table-cell office:value-type="string">
            <text:p>Wireless One</text:p>
          </table:table-cell>
          <table:table-cell office:value-type="string">
            <text:p>Newegg</text:p>
          </table:table-cell>
          <table:table-cell/>
          <table:table-cell office:value-type="string">
            <text:p>Given to Jeff Doozan</text:p>
          </table:table-cell>
        </table:table-row>
        <table:table-row table:style-name="ro4">
          <table:table-cell/>
          <table:table-cell office:value-type="string">
            <text:p>Wireless One</text:p>
          </table:table-cell>
          <table:table-cell office:value-type="string">
            <text:p>Newegg</text:p>
          </table:table-cell>
          <table:table-cell office:value-type="string">
            <text:p>NOT WORKING</text:p>
          </table:table-cell>
          <table:table-cell office:value-type="string">
            <text:p>Braddock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WRT54G AP</text:p>
          </table:table-cell>
          <table:table-cell office:value-type="string">
            <text:p>Used</text:p>
          </table:table-cell>
          <table:table-cell office:value-type="string">
            <text:p>DD-WRT</text:p>
          </table:table-cell>
          <table:table-cell office:value-type="string">
            <text:p>Deployed to Women's Shelter</text:p>
          </table:table-cell>
        </table:table-row>
        <table:table-row table:style-name="ro4">
          <table:table-cell/>
          <table:table-cell office:value-type="string">
            <text:p>Roswell Lite-N AP</text:p>
          </table:table-cell>
          <table:table-cell office:value-type="string">
            <text:p>Newegg</text:p>
          </table:table-cell>
          <table:table-cell office:value-type="string">
            <text:p>Failed DD-WRT</text:p>
          </table:table-cell>
          <table:table-cell office:value-type="string">
            <text:p>Braddock</text:p>
          </table:table-cell>
        </table:table-row>
        <table:table-row table:style-name="ro4">
          <table:table-cell/>
          <table:table-cell office:value-type="string">
            <text:p>Roswell Lite-N AP</text:p>
          </table:table-cell>
          <table:table-cell office:value-type="string">
            <text:p>Newegg</text:p>
          </table:table-cell>
          <table:table-cell office:value-type="string">
            <text:p>Untouched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621</text:p>
          </table:table-cell>
          <table:table-cell office:value-type="string">
            <text:p>Sent to Tony A.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621</text:p>
          </table:table-cell>
          <table:table-cell office:value-type="string">
            <text:p>Owned by XSCE. <text:s/>Sent to George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811</text:p>
          </table:table-cell>
          <table:table-cell office:value-type="string">
            <text:p>Loaned to Anne S.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811</text:p>
          </table:table-cell>
          <table:table-cell office:value-type="string">
            <text:p>Owned by XSCE. <text:s/>Sent to George.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811</text:p>
          </table:table-cell>
          <table:table-cell office:value-type="string">
            <text:p>Owned by XSCE. <text:s/>Braddock has it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811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GoFlex Home</text:p>
          </table:table-cell>
          <table:table-cell office:value-type="string">
            <text:p>Refurb</text:p>
          </table:table-cell>
          <table:table-cell office:value-type="string">
            <text:p>Dateset 20130811 WORKING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GoFlex Home</text:p>
          </table:table-cell>
          <table:table-cell office:value-type="string">
            <text:p>Refurb</text:p>
          </table:table-cell>
          <table:table-cell/>
          <table:table-cell office:value-type="string">
            <text:p>Braddock</text:p>
          </table:table-cell>
        </table:table-row>
        <table:table-row table:style-name="ro2" table:number-rows-repeated="104855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dock </meta:initial-creator>
    <meta:creation-date>2013-05-02T20:00:18</meta:creation-date>
    <dc:date>2013-10-11T16:55:43</dc:date>
    <dc:creator>Braddock </dc:creator>
    <meta:editing-duration>PT37M27S</meta:editing-duration>
    <meta:editing-cycles>12</meta:editing-cycles>
    <meta:generator>LibreOffice/3.5$Linux_X86_64 LibreOffice_project/350m1$Build-2</meta:generator>
    <meta:document-statistic meta:table-count="3" meta:cell-count="100" meta:object-count="0"/>
  </office:meta>
</office:document-meta>
</file>